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'Segoe UI', Arial, freesans, sans-serif"/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26cm"/>
    </style:style>
    <style:style style:name="Tabla1.B" style:family="table-column">
      <style:table-column-properties style:column-width="7.946cm"/>
    </style:style>
    <style:style style:name="Tabla1.C" style:family="table-column">
      <style:table-column-properties style:column-width="4.628cm"/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la1.A16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fo:color="#1e1e1e" loext:opacity="100%" style:font-name="Lato Extended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70ab4" officeooo:paragraph-rsid="00170ab4"/>
    </style:style>
    <style:style style:name="P4" style:family="paragraph" style:parent-style-name="Heading_20_1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666666" loext:opacity="100%" style:font-name="Lato Extended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officeooo:paragraph-rsid="0011fd95" style:font-size-asian="10pt" style:font-size-complex="10pt"/>
    </style:style>
    <style:style style:name="P8" style:family="paragraph" style:parent-style-name="Horizontal_20_Line">
      <style:text-properties style:use-window-font-color="true" loext:opacity="0%"/>
    </style:style>
    <style:style style:name="P9" style:family="paragraph" style:parent-style-name="Heading_20_2">
      <style:paragraph-properties fo:margin-left="0cm" fo:margin-right="0cm" fo:line-height="125%" fo:orphans="2" fo:widows="2" fo:text-indent="0cm" style:auto-text-indent="false" fo:break-before="pag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style:use-window-font-color="true" loext:opacity="0%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Liberation Mono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/>
    </style:style>
    <style:style style:name="P13" style:family="paragraph" style:parent-style-name="Table_20_Contents">
      <style:text-properties style:use-window-font-color="true" loext:opacity="0%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333333" loext:opacity="100%" style:font-name="Helvetica Neue" fo:font-size="12pt" fo:letter-spacing="normal" fo:font-style="normal" fo:font-weight="normal" style:font-size-asian="10pt" style:font-size-complex="10pt"/>
    </style:style>
    <style:style style:name="P15" style:family="paragraph" style:parent-style-name="Table_20_Contents">
      <style:text-properties style:use-window-font-color="true" loext:opacity="0%" officeooo:rsid="0018b745" officeooo:paragraph-rsid="0018b745"/>
    </style:style>
    <style:style style:name="P16" style:family="paragraph" style:parent-style-name="Table_20_Contents">
      <style:text-properties fo:font-variant="normal" fo:text-transform="none" fo:color="#333333" loext:opacity="100%" style:font-name="Helvetica Neue" fo:font-size="12pt" fo:letter-spacing="normal" fo:font-style="normal" fo:font-weight="normal" officeooo:rsid="0018b745" officeooo:paragraph-rsid="0018b745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666666" loext:opacity="100%" fo:letter-spacing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letter-spacing="normal"/>
    </style:style>
    <style:style style:name="P20" style:family="paragraph" style:parent-style-name="Preformatted_20_Text">
      <style:paragraph-properties fo:margin-top="0cm" fo:margin-bottom="0cm" style:contextual-spacing="false" fo:line-height="145%" fo:orphans="2" fo:widows="2" fo:text-indent="0cm" style:auto-text-indent="false" fo:padding="0cm" fo:border="none"/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0a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9.75pt" fo:font-style="normal" fo:font-weight="normal"/>
    </style:style>
    <style:style style:name="T5" style:family="text">
      <style:text-properties fo:color="#666666" loext:opacity="100%" style:font-name="var fontStack-monospace" fo:font-size="9.75pt" fo:font-style="normal" fo:font-weight="normal" fo:background-color="transparent" loext:char-shading-value="0"/>
    </style:style>
    <style:style style:name="T6" style:family="text">
      <style:text-properties fo:color="#666666" loext:opacity="100%" style:font-name="var fontStack-monospace" fo:font-size="9.75pt" fo:font-style="normal" fo:font-weight="normal"/>
    </style:style>
    <style:style style:name="T7" style:family="text">
      <style:text-properties style:font-name="var fontStack-monospace" fo:font-size="9.75pt" fo:font-style="normal" fo:font-weight="normal"/>
    </style:style>
    <style:style style:name="T8" style:family="text">
      <style:text-properties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punteros" text:anchor-type="page" text:anchor-page-number="1" svg:x="-0.741cm" svg:y="0cm" svg:width="0.741cm" draw:z-index="3">
        <draw:text-box fo:min-height="0.741cm">
          <text:p text:style-name="P22"/>
        </draw:text-box>
      </draw:frame>
      <draw:frame draw:style-name="fr1" draw:name="user-content-mapa-conceptual-unidades-1-y-2" text:anchor-type="page" text:anchor-page-number="1" svg:x="-0.741cm" svg:y="0cm" svg:width="0.741cm" draw:z-index="2">
        <draw:text-box fo:min-height="0.741cm">
          <text:p text:style-name="P22"/>
        </draw:text-box>
      </draw:frame>
      <draw:frame draw:style-name="fr1" draw:name="user-content-librerias" text:anchor-type="page" text:anchor-page-number="1" svg:x="-0.741cm" svg:y="0cm" svg:width="0.741cm" draw:z-index="1">
        <draw:text-box fo:min-height="0.741cm">
          <text:p text:style-name="P22"/>
        </draw:text-box>
      </draw:frame>
      <draw:frame draw:style-name="fr1" draw:name="user-content-estructuras-lineales" text:anchor-type="page" text:anchor-page-number="1" svg:x="-0.741cm" svg:y="0cm" svg:width="0.741cm" draw:z-index="0">
        <draw:text-box fo:min-height="0.741cm">
          <text:p text:style-name="P22"/>
        </draw:text-box>
      </draw:frame>
      <text:p text:style-name="P1">Alejandro Ruiz <text:span text:style-name="T1">López</text:span></text:p>
      <text:h text:style-name="P2" text:outline-level="1">Actividad individual 1 - Unidades 1 y 2</text:h>
      <text:p text:style-name="P1"/>
      <text:p text:style-name="P3"><text:span text:style-name="T2">Github</text:span>: https://github.com/AleRui/Estructuras_Lineales</text:p>
      <text:h text:style-name="P4" text:outline-level="1"><text:bookmark text:name="ui-id-1"/>PROGRAMACIÓN CON ESTRUCTURAS LINEALES (2024PAGO001202M2100)</text:h>
      <text:h text:style-name="P5" text:outline-level="2">Librerias:</text:h>
      <text:list text:style-name="L1">
        <text:list-item>
          <text:p text:style-name="P6"><text:span text:style-name="T3"><text:s/>#include &lt;algorithm&gt;</text:span> -&gt; contiene algortimos de búsqueda, partición, ordenación, etc</text:p>
        </text:list-item>
        <text:list-item>
          <text:p text:style-name="P6"><text:span text:style-name="T3"><text:s/>#include &lt;iostream&gt;</text:span> -&gt; Para imprimir con cout punteros por ejemplo</text:p>
        </text:list-item>
        <text:list-item>
          <text:p text:style-name="P6"><text:span text:style-name="T3"><text:s/>#include &lt;fstream&gt;</text:span> -&gt; flujos i/o a ficheros</text:p>
        </text:list-item>
        <text:list-item>
          <text:p text:style-name="P6"><text:span text:style-name="T3"><text:s/>#include &lt;print&gt;</text:span> -&gt; contiene las funciones std::print y std::println (incluye salto de línea)</text:p>
        </text:list-item>
        <text:list-item>
          <text:p text:style-name="P6"><text:span text:style-name="T3"><text:s/>#include &lt;ranges&gt; </text:span>-&gt; funciones para trabajar con rangos, algo iteradod e princpio a fin, -&gt; contiene vistas, visita por conjuntos</text:p>
        </text:list-item>
        <text:list-item>
          <text:p text:style-name="P6"><text:span text:style-name="T3"><text:s/>#include &lt;string&gt;</text:span> -&gt; cadena de caracteres estándar</text:p>
        </text:list-item>
        <text:list-item>
          <text:p text:style-name="P6"><text:s/><text:span text:style-name="T3">#include &lt;vector&gt;</text:span> -&gt; contenedor secuencial (contiguos en memoria vistual) recomendado por defecto en C++</text:p>
        </text:list-item>
        <text:list-item>
          <text:p text:style-name="P7"><text:span text:style-name="T3"><text:s/>#include &lt;typeinfo&gt;</text:span> -&gt; Library tipo de variable.</text:p>
        </text:list-item>
        <text:list-item>
          <text:p text:style-name="P7"><text:s/><text:span text:style-name="T3">#include &lt;generator&gt;</text:span> // Library Generador.</text:p>
        </text:list-item>
        <text:list-item>
          <text:p text:style-name="P7"/>
        </text:list-item>
      </text:list>
      <text:p text:style-name="P8"/>
      <text:h text:style-name="P9" text:outline-level="2">Mapa conceptual Unidades 1 y 2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Liberia</text:p>
            </table:table-cell>
            <table:table-cell table:style-name="Tabla1.A1" office:value-type="string">
              <text:p text:style-name="P10">Uso</text:p>
            </table:table-cell>
            <table:table-cell table:style-name="Tabla1.A1" office:value-type="string">
              <text:p text:style-name="P10">Detalles</text:p>
            </table:table-cell>
          </table:table-row>
        </table:table-header-rows>
        <table:table-row>
          <table:table-cell table:style-name="Tabla1.A1" office:value-type="string">
            <text:p text:style-name="P11">* #include &lt;print&gt;</text:p>
          </table:table-cell>
          <table:table-cell table:style-name="Tabla1.A1" office:value-type="string">
            <text:p text:style-name="P11">std::println</text:p>
          </table:table-cell>
          <table:table-cell table:style-name="Tabla1.A1" office:value-type="string">
            <text:p text:style-name="P12">Librería para imprimir línea</text:p>
          </table:table-cell>
        </table:table-row>
        <table:table-row>
          <table:table-cell table:style-name="Tabla1.A1" office:value-type="string">
            <text:p text:style-name="P11">* #include &lt;vector&gt;</text:p>
          </table:table-cell>
          <table:table-cell table:style-name="Tabla1.A1" office:value-type="string">
            <text:p text:style-name="P11">std::vector&lt;std::string&gt;{};</text:p>
          </table:table-cell>
          <table:table-cell table:style-name="Tabla1.A1" office:value-type="string">
            <text:p text:style-name="P12">Librería para usar vectores, hay que especificar de que clase es el vector. Formateadores :&gt; izq :&lt; der :^center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vector.push_back(entidad)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>#include &lt;fstream&gt;</text:p>
          </table:table-cell>
          <table:table-cell table:style-name="Tabla1.A1" office:value-type="string">
            <text:p text:style-name="P11">std::ifstream{"../../path/name_file.jsonl", std::ios::binary}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ruct NombreStruct { ... };</text:p>
          </table:table-cell>
          <table:table-cell table:style-name="Tabla1.A1" office:value-type="string">
            <text:p text:style-name="P12">Clase con todos los elementos públicos por defecto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_DEFINE_TYPE_NON_INTRUSIVE(Class, param1, param2);</text:p>
          </table:table-cell>
          <table:table-cell table:style-name="Tabla1.A1" office:value-type="string">
            <text:p text:style-name="P12">Macro (Se deben evitar), informo a la biblioteca de la clase y en el orden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::json::parse(ln).get&lt;ClassName&gt;();</text:p>
          </table:table-cell>
          <table:table-cell table:style-name="Tabla1.A1" office:value-type="string">
            <text:p text:style-name="P12">Parsea líneas de un archivo jsonl como objetos de una clase dada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std::ranges;</text:p>
          </table:table-cell>
          <table:table-cell table:style-name="Tabla1.A1" office:value-type="string">
            <text:p text:style-name="P11">stdr::begin(chunked_vector_chunk)-&gt;parametro;</text:p>
          </table:table-cell>
          <table:table-cell table:style-name="Tabla1.A1" office:value-type="string">
            <text:p text:style-name="P12">Va al primer elemento del vector y coge el tipo del primer parámetro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distance(target_chunk);</text:p>
          </table:table-cell>
          <table:table-cell table:style-name="Tabla1.A1" office:value-type="string">
            <text:p text:style-name="P12">Contador de elementos <text:soft-page-break/>de un vector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d::unordered_map&lt;std::string, int&gt; contador;</text:p>
          </table:table-cell>
          <table:table-cell table:style-name="Tabla1.A1" office:value-type="string">
            <text:p text:style-name="P13">Unordered_map contiene elementos solo en forma de pares (clave-valor).</text:p>
          </table:table-cell>
        </table:table-row>
        <table:table-row>
          <table:table-cell table:style-name="Tabla1.A16" office:value-type="string">
            <text:p text:style-name="P11"/>
          </table:table-cell>
          <table:table-cell table:style-name="Tabla1.A16" office:value-type="string">
            <text:p text:style-name="P14">std::generator</text:p>
          </table:table-cell>
          <table:table-cell table:style-name="Tabla1.A16" office:value-type="string">
            <text:p text:style-name="P15">Generador</text:p>
          </table:table-cell>
        </table:table-row>
        <table:table-row>
          <table:table-cell table:style-name="Tabla1.A16" office:value-type="string">
            <text:p text:style-name="P11"/>
          </table:table-cell>
          <table:table-cell table:style-name="Tabla1.A16" office:value-type="string">
            <text:p text:style-name="P14">co_yield</text:p>
          </table:table-cell>
          <table:table-cell table:style-name="Tabla1.A16" office:value-type="string">
            <text:p text:style-name="P16">Corrutina va devolviendo elementos tipo target a demanda, y se supende cuando hace falta.</text:p>
          </table:table-cell>
        </table:table-row>
      </table:table>
      <text:p text:style-name="P8"/>
      <text:h text:style-name="P5" text:outline-level="2">Punteros:</text:h>
      <text:p text:style-name="P17"><text:s text:c="4"/><text:span text:style-name="T4">auto n = int{0}; </text:span><text:span text:style-name="T5">// ocupa 4 bytes</text:span></text:p>
      <text:p text:style-name="P17"><text:s text:c="4"/><text:span text:style-name="T6">// Buscar dirección de memoria virtual de esta variable</text:span></text:p>
      <text:p text:style-name="P17"><text:s text:c="4"/><text:span text:style-name="T6">// y quiero guardar esa dirección en memoria en otra variable</text:span></text:p>
      <text:p text:style-name="P17"><text:s text:c="4"/><text:span text:style-name="T4">int* p1 = &amp;n;</text:span><text:span text:style-name="T7"> </text:span><text:span text:style-name="T6">// &amp; es un operador unario para obtener la dirección del entero "n"</text:span></text:p>
      <text:p text:style-name="P18"><text:s text:c="17"/><text:span text:style-name="T7">// int* p es un puntero, dirección en memoria de un objeto</text:span></text:p>
      <text:p text:style-name="P17"><text:s text:c="4"/><text:span text:style-name="T4">auto d = double {9.9}; </text:span><text:span text:style-name="T6">// ocupa 8 bytes</text:span></text:p>
      <text:p text:style-name="P17"><text:s text:c="4"/><text:span text:style-name="T4">double* p2 = &amp;d; </text:span><text:span text:style-name="T7"><text:s text:c="12"/></text:span><text:span text:style-name="T6">// Un puntero en memoria ocup</text:span><text:span text:style-name="T7">a</text:span></text:p>
      <text:p text:style-name="P18"><text:s text:c="4"/><text:span text:style-name="T7">// std::println no puede imprimir puntero como tales.</text:span></text:p>
      <text:p text:style-name="P19"><text:s text:c="4"/><text:span text:style-name="T8">std::cout &lt;&lt; p1 &lt;&lt; '\n';</text:span></text:p>
      <text:p text:style-name="P19"><text:s text:c="4"/><text:span text:style-name="T8">std::cout &lt;&lt; p2 &lt;&lt; '\n';</text:span></text:p>
      <text:p text:style-name="P20"/>
      <text:p text:style-name="P18"><text:s text:c="4"/><text:span text:style-name="T7">// cuanto ocupa en memoria p1 y p2</text:span></text:p>
      <text:p text:style-name="P18"><text:s text:c="4"/><text:span text:style-name="T7">// todos ocupan 8 bytes porque almacenan direcciones de memoria</text:span></text:p>
      <text:p text:style-name="P19"><text:s text:c="4"/><text:span text:style-name="T8">std::println("{} bytes, {} bytes", sizeof(p1), sizeof(p2));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'Segoe UI', Arial, freesans, sans-serif"/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04:14.016120862</meta:creation-date>
    <dc:date>2024-11-29T21:36:09.338735906</dc:date>
    <meta:editing-duration>PT13M23S</meta:editing-duration>
    <meta:editing-cycles>7</meta:editing-cycles>
    <meta:generator>LibreOffice/24.8.3.2$Linux_X86_64 LibreOffice_project/e14c9fdd1f585efcbb2c5363087a99d20928d522</meta:generator>
    <meta:document-statistic meta:table-count="1" meta:image-count="0" meta:object-count="0" meta:page-count="3" meta:paragraph-count="76" meta:word-count="449" meta:character-count="3275" meta:non-whitespace-character-count="2825"/>
  </office:meta>
</office:document-meta>
</file>